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313739" style:font-name="Times New Roman" fo:font-size="13pt" officeooo:rsid="00054cf5" officeooo:paragraph-rsid="00054cf5" style:font-size-asian="13pt" style:font-size-complex="13pt"/>
    </style:style>
    <style:style style:name="P2" style:family="paragraph" style:parent-style-name="Standard">
      <style:text-properties fo:color="#313739" style:font-name="Times New Roman" fo:font-size="13pt" officeooo:rsid="000710b1" officeooo:paragraph-rsid="000710b1" style:font-size-asian="13pt" style:font-size-complex="13pt"/>
    </style:style>
    <style:style style:name="P3" style:family="paragraph" style:parent-style-name="Standard">
      <style:text-properties fo:color="#008080" style:font-name="Times New Roman" fo:font-size="13pt" officeooo:rsid="000e167b" officeooo:paragraph-rsid="000710b1" style:font-size-asian="13pt" style:font-size-complex="13pt"/>
    </style:style>
    <style:style style:name="P4" style:family="paragraph" style:parent-style-name="Standard">
      <style:text-properties fo:color="#008080" style:font-name="Times New Roman" fo:font-size="13pt" fo:font-style="normal" officeooo:rsid="000e167b" officeooo:paragraph-rsid="000e167b" style:font-size-asian="13pt" style:font-style-asian="normal" style:font-size-complex="13pt" style:font-style-complex="normal"/>
    </style:style>
    <style:style style:name="P5" style:family="paragraph" style:parent-style-name="Standard">
      <style:text-properties fo:color="#008080" style:font-name="Times New Roman" fo:font-size="13pt" fo:font-style="normal" officeooo:rsid="00159682" officeooo:paragraph-rsid="00159682" style:font-size-asian="13pt" style:font-style-asian="normal" style:font-size-complex="13pt" style:font-style-complex="normal"/>
    </style:style>
    <style:style style:name="P6" style:family="paragraph" style:parent-style-name="Standard">
      <style:text-properties fo:color="#008080" style:font-name="Times New Roman" fo:font-size="13pt" fo:font-style="normal" officeooo:rsid="00054cf5" officeooo:paragraph-rsid="00159682" style:font-size-asian="13pt" style:font-style-asian="normal" style:font-size-complex="13pt" style:font-style-complex="normal"/>
    </style:style>
    <style:style style:name="P7" style:family="paragraph" style:parent-style-name="Standard">
      <style:text-properties style:font-name="Times New Roman" fo:font-size="13pt" fo:font-weight="bold" officeooo:rsid="00054cf5" officeooo:paragraph-rsid="00054cf5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3pt" fo:font-weight="bold" officeooo:rsid="00054cf5" officeooo:paragraph-rsid="00054cf5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Times New Roman" fo:font-size="13pt" fo:font-weight="bold" officeooo:rsid="000710b1" officeooo:paragraph-rsid="000710b1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Times New Roman" fo:font-size="13pt" officeooo:rsid="00054cf5" officeooo:paragraph-rsid="00054cf5" style:font-size-asian="13pt" style:font-size-complex="13pt"/>
    </style:style>
    <style:style style:name="P11" style:family="paragraph" style:parent-style-name="Standard">
      <style:text-properties style:font-name="Times New Roman" fo:font-size="13pt" officeooo:rsid="000710b1" officeooo:paragraph-rsid="000710b1" style:font-size-asian="13pt" style:font-size-complex="13pt"/>
    </style:style>
    <style:style style:name="P12" style:family="paragraph" style:parent-style-name="Standard">
      <style:text-properties style:font-name="Times New Roman" fo:font-size="13pt" officeooo:rsid="00054cf5" officeooo:paragraph-rsid="00054cf5" fo:background-color="#ffff00" style:font-size-asian="13pt" style:font-size-complex="13pt"/>
    </style:style>
    <style:style style:name="P13" style:family="paragraph" style:parent-style-name="Standard">
      <style:text-properties fo:color="#000000" style:font-name="Times New Roman" fo:font-size="13pt" fo:font-style="normal" officeooo:rsid="00159682" officeooo:paragraph-rsid="00159682" style:font-size-asian="13pt" style:font-style-asian="normal" style:font-size-complex="13pt" style:font-style-complex="normal"/>
    </style:style>
    <style:style style:name="P14" style:family="paragraph" style:parent-style-name="Standard">
      <style:text-properties fo:color="#000000" style:font-name="Times New Roman" fo:font-size="13pt" fo:font-style="normal" fo:font-weight="bold" officeooo:rsid="00159682" officeooo:paragraph-rsid="00159682" style:font-size-asian="13pt" style:font-style-asian="normal" style:font-weight-asian="bold" style:font-size-complex="13pt" style:font-style-complex="normal" style:font-weight-complex="bold"/>
    </style:style>
    <style:style style:name="P15" style:family="paragraph" style:parent-style-name="Standard">
      <style:text-properties fo:color="#000000" style:font-name="Times New Roman" fo:font-size="13pt" fo:font-style="normal" fo:font-weight="bold" officeooo:rsid="0031a222" officeooo:paragraph-rsid="0031a222" style:font-size-asian="13pt" style:font-style-asian="normal" style:font-weight-asian="bold" style:font-size-complex="13pt" style:font-style-complex="normal" style:font-weight-complex="bold"/>
    </style:style>
    <style:style style:name="P16" style:family="paragraph" style:parent-style-name="Standard">
      <style:text-properties fo:color="#000000" style:font-name="Times New Roman" fo:font-size="13pt" fo:font-style="normal" fo:font-weight="normal" officeooo:rsid="00054cf5" officeooo:paragraph-rsid="00159682" fo:background-color="#ffff00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>
      <style:text-properties officeooo:paragraph-rsid="000e167b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313739" style:font-name="Times New Roman" fo:font-size="13pt" fo:font-weight="bold" style:font-size-asian="13pt" style:font-weight-asian="bold" style:font-size-complex="13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Times New Roman" fo:font-size="13pt" style:font-size-asian="13pt" style:font-size-complex="13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313739"/>
    </style:style>
    <style:style style:name="T2" style:family="text">
      <style:text-properties fo:color="#313739" style:font-name="Monospace" fo:font-size="11pt" style:font-size-asian="11pt"/>
    </style:style>
    <style:style style:name="T3" style:family="text">
      <style:text-properties fo:color="#313739" style:font-name="Monospace" fo:font-size="11pt" fo:font-weight="bold" style:font-size-asian="11pt" style:font-weight-asian="bold"/>
    </style:style>
    <style:style style:name="T4" style:family="text">
      <style:text-properties fo:color="#313739" style:font-name="Monospace" fo:font-size="11pt" fo:font-style="normal" officeooo:rsid="000e167b" style:font-size-asian="11pt" style:font-style-asian="normal" style:font-size-complex="13pt" style:font-style-complex="normal"/>
    </style:style>
    <style:style style:name="T5" style:family="text">
      <style:text-properties fo:color="#313739" fo:font-weight="bold" style:font-weight-asian="bold"/>
    </style:style>
    <style:style style:name="T6" style:family="text">
      <style:text-properties fo:color="#008080"/>
    </style:style>
    <style:style style:name="T7" style:family="text">
      <style:text-properties fo:color="#008080" style:font-name="Monospace" fo:font-size="11pt" style:font-size-asian="11pt"/>
    </style:style>
    <style:style style:name="T8" style:family="text">
      <style:text-properties fo:color="#008080" style:font-name="Monospace" fo:font-size="11pt" fo:font-style="normal" officeooo:rsid="000e167b" style:font-size-asian="11pt" style:font-style-asian="normal" style:font-size-complex="13pt" style:font-style-complex="normal"/>
    </style:style>
    <style:style style:name="T9" style:family="text">
      <style:text-properties fo:color="#008080" style:font-name="Monospace" fo:font-size="11pt" fo:font-style="normal" officeooo:rsid="000e167b" style:font-size-asian="11pt" style:font-style-asian="normal" style:font-size-complex="13pt" style:font-style-complex="normal"/>
    </style:style>
    <style:style style:name="T10" style:family="text">
      <style:text-properties fo:color="#3f7f7f"/>
    </style:style>
    <style:style style:name="T11" style:family="text">
      <style:text-properties fo:color="#3f7f7f" style:font-name="Monospace" fo:font-size="11pt" style:font-size-asian="11pt"/>
    </style:style>
    <style:style style:name="T12" style:family="text">
      <style:text-properties fo:color="#3f7f7f" style:font-name="Monospace" fo:font-size="11pt" fo:font-style="normal" officeooo:rsid="000e167b" style:font-size-asian="11pt" style:font-style-asian="normal" style:font-size-complex="13pt" style:font-style-complex="normal"/>
    </style:style>
    <style:style style:name="T13" style:family="text">
      <style:text-properties officeooo:rsid="000710b1"/>
    </style:style>
    <style:style style:name="T14" style:family="text">
      <style:text-properties style:font-name="Monospace" fo:font-size="11pt" style:font-size-asian="11pt"/>
    </style:style>
    <style:style style:name="T15" style:family="text">
      <style:text-properties style:font-name="Monospace" fo:font-size="11pt" style:font-size-asian="11pt"/>
    </style:style>
    <style:style style:name="T16" style:family="text">
      <style:text-properties fo:color="#7f007f"/>
    </style:style>
    <style:style style:name="T17" style:family="text">
      <style:text-properties fo:color="#7f007f" style:font-name="Monospace" fo:font-size="11pt" style:font-size-asian="11pt"/>
    </style:style>
    <style:style style:name="T18" style:family="text">
      <style:text-properties fo:color="#7f007f" style:font-name="Monospace" fo:font-size="11pt" fo:font-style="normal" officeooo:rsid="000e167b" style:font-size-asian="11pt" style:font-style-asian="normal" style:font-size-complex="13pt" style:font-style-complex="normal"/>
    </style:style>
    <style:style style:name="T19" style:family="text">
      <style:text-properties fo:color="#2a00ff" style:font-name="Monospace" fo:font-size="11pt" fo:font-style="italic" fo:font-weight="bold" style:font-size-asian="11pt" style:font-style-asian="italic" style:font-weight-asian="bold"/>
    </style:style>
    <style:style style:name="T20" style:family="text">
      <style:text-properties fo:color="#2a00ff" style:font-name="Monospace" fo:font-size="11pt" fo:font-style="italic" fo:font-weight="bold" officeooo:rsid="000e167b" style:font-size-asian="11pt" style:font-style-asian="italic" style:font-weight-asian="bold" style:font-size-complex="13pt" style:font-style-complex="normal"/>
    </style:style>
    <style:style style:name="T21" style:family="text">
      <style:text-properties fo:color="#2a00ff" fo:font-style="italic" fo:font-weight="bold" style:font-style-asian="italic" style:font-weight-asian="bold"/>
    </style:style>
    <style:style style:name="T22" style:family="text">
      <style:text-properties officeooo:rsid="0014f135"/>
    </style:style>
    <style:style style:name="T23" style:family="text">
      <style:text-properties officeooo:rsid="001c026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Các portlet trong module quản lý cán bộ</text:p>
      <text:p text:style-name="P10"/>
      <text:p text:style-name="P12">Portlet <text:span text:style-name="T22">ID 3 (Q</text:span>uản lý <text:span text:style-name="T23">tài khoản cán bộ)</text:span> </text:p>
      <text:p text:style-name="P10"/>
      <text:p text:style-name="P10">Các thông tin khai báo <text:span text:style-name="T13">portlet</text:span></text:p>
      <text:p text:style-name="P10"/>
      <text:p text:style-name="P7">portlet.xml</text:p>
      <text:p text:style-name="P1"/>
      <text:p text:style-name="P10"><text:span text:style-name="T1"><text:tab/></text:span><text:span text:style-name="T6">&lt;</text:span><text:span text:style-name="T10">portlet</text:span><text:span text:style-name="T6">&gt;</text:span><text:span text:style-name="T1"><text:tab/></text:span></text:p>
      <text:p text:style-name="P19"><text:span text:style-name="T1"><text:tab/><text:tab/></text:span><text:span text:style-name="T6">&lt;</text:span><text:span text:style-name="T10">portlet-name</text:span><text:span text:style-name="T6">&gt;</text:span><text:span text:style-name="T1">3</text:span><text:span text:style-name="T6">&lt;/</text:span><text:span text:style-name="T10">portlet-name</text:span><text:span text:style-name="T6">&gt;</text:span></text:p>
      <text:p text:style-name="P19"><text:span text:style-name="T1"><text:tab/><text:tab/></text:span><text:span text:style-name="T6">&lt;</text:span><text:span text:style-name="T10">display-name</text:span><text:span text:style-name="T6">&gt;</text:span><text:span text:style-name="T1">Account Management</text:span><text:span text:style-name="T6">&lt;/</text:span><text:span text:style-name="T10">display-name</text:span><text:span text:style-name="T6">&gt;</text:span></text:p>
      <text:p text:style-name="P19"><text:span text:style-name="T1"><text:tab/><text:tab/></text:span><text:span text:style-name="T6">&lt;</text:span><text:span text:style-name="T10">portlet-class</text:span><text:span text:style-name="T6">&gt;</text:span></text:p>
      <text:p text:style-name="P18"><text:tab/><text:tab/><text:tab/>org.opencps.usermgt.portlet.UserMgtEditProfilePortlet<text:tab/></text:p>
      <text:p text:style-name="P19"><text:span text:style-name="T5"><text:tab/><text:tab/></text:span><text:span text:style-name="T6">&lt;/</text:span><text:span text:style-name="T10">portlet-class</text:span><text:span text:style-name="T6">&gt;</text:span></text:p>
      <text:p text:style-name="P19"><text:span text:style-name="T1"><text:tab/><text:tab/></text:span><text:span text:style-name="T6">&lt;</text:span><text:span text:style-name="T10">init-param</text:span><text:span text:style-name="T6">&gt;</text:span></text:p>
      <text:p text:style-name="P19"><text:span text:style-name="T1"><text:tab/><text:tab/><text:tab/></text:span><text:span text:style-name="T6">&lt;</text:span><text:span text:style-name="T10">name</text:span><text:span text:style-name="T6">&gt;</text:span><text:span text:style-name="T1">view-template</text:span><text:span text:style-name="T6">&lt;/</text:span><text:span text:style-name="T10">name</text:span><text:span text:style-name="T6">&gt;</text:span></text:p>
      <text:p text:style-name="P19"><text:span text:style-name="T1"><text:tab/><text:tab/><text:tab/></text:span><text:span text:style-name="T6">&lt;</text:span><text:span text:style-name="T10">value</text:span><text:span text:style-name="T6">&gt;</text:span><text:span text:style-name="T1">/html/portlets/usermgt/edit_info/info.jsp</text:span><text:span text:style-name="T6">&lt;/</text:span><text:span text:style-name="T10">value</text:span><text:span text:style-name="T6">&gt;</text:span></text:p>
      <text:p text:style-name="P19"><text:span text:style-name="T1"><text:tab/><text:tab/></text:span><text:span text:style-name="T6">&lt;/</text:span><text:span text:style-name="T10">init-param</text:span><text:span text:style-name="T6">&gt;</text:span></text:p>
      <text:p text:style-name="P19"><text:span text:style-name="T1"><text:tab/><text:tab/></text:span><text:span text:style-name="T6">&lt;</text:span><text:span text:style-name="T10">init-param</text:span><text:span text:style-name="T6">&gt;</text:span></text:p>
      <text:p text:style-name="P19"><text:span text:style-name="T1"><text:tab/><text:tab/><text:tab/></text:span><text:span text:style-name="T6">&lt;</text:span><text:span text:style-name="T10">name</text:span><text:span text:style-name="T6">&gt;</text:span><text:span text:style-name="T1">template-path</text:span><text:span text:style-name="T6">&lt;/</text:span><text:span text:style-name="T10">name</text:span><text:span text:style-name="T6">&gt;</text:span></text:p>
      <text:p text:style-name="P19"><text:span text:style-name="T1"><text:tab/><text:tab/><text:tab/></text:span><text:span text:style-name="T6">&lt;</text:span><text:span text:style-name="T10">value</text:span><text:span text:style-name="T6">&gt;</text:span><text:span text:style-name="T1">/html/portlets/usermgt/edit_info/</text:span><text:span text:style-name="T6">&lt;/</text:span><text:span text:style-name="T10">value</text:span><text:span text:style-name="T6">&gt;</text:span></text:p>
      <text:p text:style-name="P19"><text:span text:style-name="T1"><text:tab/><text:tab/></text:span><text:span text:style-name="T6">&lt;/</text:span><text:span text:style-name="T10">init-param</text:span><text:span text:style-name="T6">&gt;</text:span></text:p>
      <text:p text:style-name="P19"><text:span text:style-name="T1"><text:tab/><text:tab/></text:span><text:span text:style-name="T6">&lt;</text:span><text:span text:style-name="T10">expiration-cache</text:span><text:span text:style-name="T6">&gt;</text:span><text:span text:style-name="T1">0</text:span><text:span text:style-name="T6">&lt;/</text:span><text:span text:style-name="T10">expiration-cache</text:span><text:span text:style-name="T6">&gt;</text:span></text:p>
      <text:p text:style-name="P19"><text:span text:style-name="T1"><text:tab/><text:tab/></text:span><text:span text:style-name="T6">&lt;</text:span><text:span text:style-name="T10">supports</text:span><text:span text:style-name="T6">&gt;</text:span></text:p>
      <text:p text:style-name="P19"><text:span text:style-name="T1"><text:tab/><text:tab/><text:tab/></text:span><text:span text:style-name="T6">&lt;</text:span><text:span text:style-name="T10">mime-type</text:span><text:span text:style-name="T6">&gt;</text:span><text:span text:style-name="T1">text/html</text:span><text:span text:style-name="T6">&lt;/</text:span><text:span text:style-name="T10">mime-type</text:span><text:span text:style-name="T6">&gt;</text:span></text:p>
      <text:p text:style-name="P19"><text:span text:style-name="T1"><text:tab/><text:tab/></text:span><text:span text:style-name="T6">&lt;/</text:span><text:span text:style-name="T10">supports</text:span><text:span text:style-name="T6">&gt;</text:span></text:p>
      <text:p text:style-name="P19"><text:span text:style-name="T1"><text:tab/><text:tab/></text:span><text:span text:style-name="T6">&lt;</text:span><text:span text:style-name="T10">resource-bundle</text:span><text:span text:style-name="T6">&gt;</text:span><text:span text:style-name="T5">content.Language_3</text:span><text:span text:style-name="T6">&lt;/</text:span><text:span text:style-name="T10">resource-bundle</text:span><text:span text:style-name="T6">&gt;</text:span></text:p>
      <text:p text:style-name="P19"><text:span text:style-name="T1"><text:tab/><text:tab/></text:span><text:span text:style-name="T6">&lt;</text:span><text:span text:style-name="T10">portlet-info</text:span><text:span text:style-name="T6">&gt;</text:span></text:p>
      <text:p text:style-name="P19"><text:span text:style-name="T1"><text:tab/><text:tab/><text:tab/></text:span><text:span text:style-name="T6">&lt;</text:span><text:span text:style-name="T10">title</text:span><text:span text:style-name="T6">&gt;</text:span><text:span text:style-name="T1">Account Management</text:span><text:span text:style-name="T6">&lt;/</text:span><text:span text:style-name="T10">title</text:span><text:span text:style-name="T6">&gt;</text:span></text:p>
      <text:p text:style-name="P19"><text:span text:style-name="T1"><text:tab/><text:tab/><text:tab/></text:span><text:span text:style-name="T6">&lt;</text:span><text:span text:style-name="T10">short-title</text:span><text:span text:style-name="T6">&gt;</text:span><text:span text:style-name="T1">Account Management</text:span><text:span text:style-name="T6">&lt;/</text:span><text:span text:style-name="T10">short-title</text:span><text:span text:style-name="T6">&gt;</text:span></text:p>
      <text:p text:style-name="P19"><text:span text:style-name="T1"><text:tab/><text:tab/><text:tab/></text:span><text:span text:style-name="T6">&lt;</text:span><text:span text:style-name="T10">keywords</text:span><text:span text:style-name="T6">&gt;</text:span><text:span text:style-name="T1">Account Management</text:span><text:span text:style-name="T6">&lt;/</text:span><text:span text:style-name="T10">keywords</text:span><text:span text:style-name="T6">&gt;</text:span></text:p>
      <text:p text:style-name="P19"><text:span text:style-name="T1"><text:tab/><text:tab/></text:span><text:span text:style-name="T6">&lt;/</text:span><text:span text:style-name="T10">portlet-info</text:span><text:span text:style-name="T6">&gt;</text:span></text:p>
      <text:p text:style-name="P19"><text:span text:style-name="T1"><text:tab/><text:tab/></text:span><text:span text:style-name="T6">&lt;</text:span><text:span text:style-name="T10">security-role-ref</text:span><text:span text:style-name="T6">&gt;</text:span></text:p>
      <text:p text:style-name="P19"><text:span text:style-name="T1"><text:tab/><text:tab/><text:tab/></text:span><text:span text:style-name="T6">&lt;</text:span><text:span text:style-name="T10">role-name</text:span><text:span text:style-name="T6">&gt;</text:span><text:span text:style-name="T1">administrator</text:span><text:span text:style-name="T6">&lt;/</text:span><text:span text:style-name="T10">role-name</text:span><text:span text:style-name="T6">&gt;</text:span></text:p>
      <text:p text:style-name="P19"><text:span text:style-name="T1"><text:tab/><text:tab/></text:span><text:span text:style-name="T6">&lt;/</text:span><text:span text:style-name="T10">security-role-ref</text:span><text:span text:style-name="T6">&gt;</text:span></text:p>
      <text:p text:style-name="P19"><text:span text:style-name="T1"><text:tab/><text:tab/></text:span><text:span text:style-name="T6">&lt;</text:span><text:span text:style-name="T10">security-role-ref</text:span><text:span text:style-name="T6">&gt;</text:span></text:p>
      <text:p text:style-name="P19"><text:span text:style-name="T1"><text:tab/><text:tab/><text:tab/></text:span><text:span text:style-name="T6">&lt;</text:span><text:span text:style-name="T10">role-name</text:span><text:span text:style-name="T6">&gt;</text:span><text:span text:style-name="T1">guest</text:span><text:span text:style-name="T6">&lt;/</text:span><text:span text:style-name="T10">role-name</text:span><text:span text:style-name="T6">&gt;</text:span></text:p>
      <text:p text:style-name="P19"><text:span text:style-name="T1"><text:tab/><text:tab/></text:span><text:span text:style-name="T6">&lt;/</text:span><text:span text:style-name="T10">security-role-ref</text:span><text:span text:style-name="T6">&gt;</text:span></text:p>
      <text:p text:style-name="P19"><text:span text:style-name="T1"><text:tab/><text:tab/></text:span><text:span text:style-name="T6">&lt;</text:span><text:span text:style-name="T10">security-role-ref</text:span><text:span text:style-name="T6">&gt;</text:span></text:p>
      <text:p text:style-name="P19"><text:span text:style-name="T1"><text:tab/><text:tab/><text:tab/></text:span><text:span text:style-name="T6">&lt;</text:span><text:span text:style-name="T10">role-name</text:span><text:span text:style-name="T6">&gt;</text:span><text:span text:style-name="T1">power-user</text:span><text:span text:style-name="T6">&lt;/</text:span><text:span text:style-name="T10">role-name</text:span><text:span text:style-name="T6">&gt;</text:span></text:p>
      <text:p text:style-name="P19"><text:span text:style-name="T1"><text:tab/><text:tab/></text:span><text:span text:style-name="T6">&lt;/</text:span><text:span text:style-name="T10">security-role-ref</text:span><text:span text:style-name="T6">&gt;</text:span></text:p>
      <text:p text:style-name="P19"><text:span text:style-name="T1"><text:tab/><text:tab/></text:span><text:span text:style-name="T6">&lt;</text:span><text:span text:style-name="T10">security-role-ref</text:span><text:span text:style-name="T6">&gt;</text:span></text:p>
      <text:p text:style-name="P19"><text:span text:style-name="T1"><text:tab/><text:tab/><text:tab/></text:span><text:span text:style-name="T6">&lt;</text:span><text:span text:style-name="T10">role-name</text:span><text:span text:style-name="T6">&gt;</text:span><text:span text:style-name="T1">user</text:span><text:span text:style-name="T6">&lt;/</text:span><text:span text:style-name="T10">role-name</text:span><text:span text:style-name="T6">&gt;</text:span></text:p>
      <text:p text:style-name="P19"><text:span text:style-name="T1"><text:tab/><text:tab/></text:span><text:span text:style-name="T6">&lt;/</text:span><text:span text:style-name="T10">security-role-ref</text:span><text:span text:style-name="T6">&gt;</text:span></text:p>
      <text:p text:style-name="P19"><text:span text:style-name="T1"><text:tab/></text:span><text:span text:style-name="T6">&lt;/</text:span><text:span text:style-name="T10">portlet</text:span><text:span text:style-name="T6">&gt;</text:span></text:p>
      <text:p text:style-name="P9"><text:soft-page-break/></text:p>
      <text:p text:style-name="P9">liferay-portlet.xml</text:p>
      <text:p text:style-name="P2"/>
      <text:p text:style-name="P11"><text:span text:style-name="T1"><text:tab/></text:span><text:span text:style-name="T6">&lt;</text:span><text:span text:style-name="T10">portlet</text:span><text:span text:style-name="T6">&gt;</text:span></text:p>
      <text:p text:style-name="P19"><text:span text:style-name="T1"><text:tab/><text:tab/></text:span><text:span text:style-name="T6">&lt;</text:span><text:span text:style-name="T10">portlet-name</text:span><text:span text:style-name="T6">&gt;</text:span><text:span text:style-name="T5">2</text:span><text:span text:style-name="T6">&lt;/</text:span><text:span text:style-name="T10">portlet-name</text:span><text:span text:style-name="T6">&gt;</text:span></text:p>
      <text:p text:style-name="P19"><text:span text:style-name="T1"><text:tab/><text:tab/></text:span><text:span text:style-name="T6">&lt;</text:span><text:span text:style-name="T10">icon</text:span><text:span text:style-name="T6">&gt;</text:span><text:span text:style-name="T5">/icon.png</text:span><text:span text:style-name="T6">&lt;/</text:span><text:span text:style-name="T10">icon</text:span><text:span text:style-name="T6">&gt;</text:span></text:p>
      <text:p text:style-name="P19"><text:span text:style-name="T1"><text:tab/><text:tab/></text:span><text:span text:style-name="T6">&lt;</text:span><text:span text:style-name="T10">header-portlet-css</text:span><text:span text:style-name="T6">&gt;</text:span><text:span text:style-name="T5">/css/main.css</text:span><text:span text:style-name="T6">&lt;/</text:span><text:span text:style-name="T10">header-portlet-css</text:span><text:span text:style-name="T6">&gt;</text:span></text:p>
      <text:p text:style-name="P19"><text:span text:style-name="T1"><text:tab/><text:tab/></text:span><text:span text:style-name="T6">&lt;</text:span><text:span text:style-name="T10">footer-portlet-javascript</text:span><text:span text:style-name="T6">&gt;</text:span></text:p>
      <text:p text:style-name="P18"><text:tab/><text:tab/><text:tab/>/js/main.js</text:p>
      <text:p text:style-name="P19"><text:span text:style-name="T5"><text:tab/><text:tab/></text:span><text:span text:style-name="T6">&lt;/</text:span><text:span text:style-name="T10">footer-portlet-javascript</text:span><text:span text:style-name="T6">&gt;</text:span></text:p>
      <text:p text:style-name="P19"><text:span text:style-name="T1"><text:tab/><text:tab/></text:span><text:span text:style-name="T6">&lt;</text:span><text:span text:style-name="T10">css-class-wrapper</text:span><text:span text:style-name="T6">&gt;</text:span><text:span text:style-name="T1">2-opencps-usermgt-portlet</text:span><text:span text:style-name="T6">&lt;/</text:span><text:span text:style-name="T10">css-class-wrapper</text:span><text:span text:style-name="T6">&gt;</text:span></text:p>
      <text:p text:style-name="P19"><text:span text:style-name="T1"><text:tab/></text:span><text:span text:style-name="T6">&lt;/</text:span><text:span text:style-name="T10">portlet</text:span><text:span text:style-name="T6">&gt;</text:span></text:p>
      <text:p text:style-name="P11"/>
      <text:p text:style-name="P9">liferay-display.xml</text:p>
      <text:p text:style-name="P11"/>
      <text:p text:style-name="P11"><text:span text:style-name="T1"><text:tab/></text:span><text:span text:style-name="T6">&lt;</text:span><text:span text:style-name="T10">category</text:span> <text:span text:style-name="T16">name</text:span><text:span text:style-name="T1">=</text:span><text:span text:style-name="T21">"org.opencps.backoffice"</text:span><text:span text:style-name="T6">&gt;</text:span></text:p>
      <text:p text:style-name="P19"><text:span text:style-name="T1"><text:tab/><text:tab/></text:span><text:span text:style-name="T6">&lt;</text:span><text:span text:style-name="T10">portlet</text:span> <text:span text:style-name="T16">id</text:span><text:span text:style-name="T1">=</text:span><text:span text:style-name="T21">"2"</text:span> <text:span text:style-name="T6">/&gt;</text:span></text:p>
      <text:p text:style-name="P11"><text:span text:style-name="T1"><text:tab/></text:span><text:span text:style-name="T6">&lt;/</text:span><text:span text:style-name="T10">category</text:span><text:span text:style-name="T6">&gt;</text:span></text:p>
      <text:p text:style-name="P3"/>
      <text:p text:style-name="P16">Portlet <text:span text:style-name="T22">ID 2 (Q</text:span>uản lý thông tin cá nhân<text:span text:style-name="T22">)</text:span></text:p>
      <text:p text:style-name="P6"/>
      <text:p text:style-name="P13">Thông tin khai báo</text:p>
      <text:p text:style-name="P13"/>
      <text:p text:style-name="P14">portlet.xml</text:p>
      <text:p text:style-name="P5"/>
      <text:p text:style-name="P5"><text:span text:style-name="T2"><text:tab/></text:span><text:span text:style-name="T14">&lt;</text:span><text:span text:style-name="T11">portlet</text:span><text:span text:style-name="T14">&gt;</text:span><text:span text:style-name="T2"><text:tab/></text:span></text:p>
      <text:p text:style-name="P20"><text:span text:style-name="T2"><text:tab/><text:tab/></text:span><text:span text:style-name="T7">&lt;</text:span><text:span text:style-name="T11">portlet-name</text:span><text:span text:style-name="T7">&gt;</text:span><text:span text:style-name="T2">3</text:span><text:span text:style-name="T7">&lt;/</text:span><text:span text:style-name="T11">portlet-name</text:span><text:span text:style-name="T7">&gt;</text:span></text:p>
      <text:p text:style-name="P20"><text:span text:style-name="T2"><text:tab/><text:tab/></text:span><text:span text:style-name="T7">&lt;</text:span><text:span text:style-name="T11">display-name</text:span><text:span text:style-name="T7">&gt;</text:span><text:span text:style-name="T2">User Profile</text:span><text:span text:style-name="T7">&lt;/</text:span><text:span text:style-name="T11">display-name</text:span><text:span text:style-name="T7">&gt;</text:span></text:p>
      <text:p text:style-name="P20"><text:span text:style-name="T2"><text:tab/><text:tab/></text:span><text:span text:style-name="T7">&lt;</text:span><text:span text:style-name="T11">portlet-class</text:span><text:span text:style-name="T7">&gt;</text:span></text:p>
      <text:p text:style-name="P20"><text:span text:style-name="T3"><text:tab/><text:tab/><text:tab/>org.opencps.usermgt.portlet.UserMgtEditProfilePortlet<text:tab/></text:span></text:p>
      <text:p text:style-name="P20"><text:span text:style-name="T3"><text:tab/><text:tab/></text:span><text:span text:style-name="T7">&lt;/</text:span><text:span text:style-name="T11">portlet-class</text:span><text:span text:style-name="T7">&gt;</text:span></text:p>
      <text:p text:style-name="P20"><text:span text:style-name="T2"><text:tab/><text:tab/></text:span><text:span text:style-name="T7">&lt;</text:span><text:span text:style-name="T11">init-param</text:span><text:span text:style-name="T7">&gt;</text:span></text:p>
      <text:p text:style-name="P20"><text:span text:style-name="T2"><text:tab/><text:tab/><text:tab/></text:span><text:span text:style-name="T7">&lt;</text:span><text:span text:style-name="T11">name</text:span><text:span text:style-name="T7">&gt;</text:span><text:span text:style-name="T2">view-template</text:span><text:span text:style-name="T7">&lt;/</text:span><text:span text:style-name="T11">name</text:span><text:span text:style-name="T7">&gt;</text:span></text:p>
      <text:p text:style-name="P20"><text:span text:style-name="T2"><text:tab/><text:tab/><text:tab/></text:span><text:span text:style-name="T7">&lt;</text:span><text:span text:style-name="T11">value</text:span><text:span text:style-name="T7">&gt;</text:span><text:span text:style-name="T2">/html/portlets/usermgt/edit_info/info.jsp</text:span><text:span text:style-name="T7">&lt;/</text:span><text:span text:style-name="T11">value</text:span><text:span text:style-name="T7">&gt;</text:span></text:p>
      <text:p text:style-name="P20"><text:span text:style-name="T2"><text:tab/><text:tab/></text:span><text:span text:style-name="T7">&lt;/</text:span><text:span text:style-name="T11">init-param</text:span><text:span text:style-name="T7">&gt;</text:span></text:p>
      <text:p text:style-name="P20"><text:span text:style-name="T2"><text:tab/><text:tab/></text:span><text:span text:style-name="T7">&lt;</text:span><text:span text:style-name="T11">init-param</text:span><text:span text:style-name="T7">&gt;</text:span></text:p>
      <text:p text:style-name="P20"><text:span text:style-name="T2"><text:tab/><text:tab/><text:tab/></text:span><text:span text:style-name="T7">&lt;</text:span><text:span text:style-name="T11">name</text:span><text:span text:style-name="T7">&gt;</text:span><text:span text:style-name="T2">template-path</text:span><text:span text:style-name="T7">&lt;/</text:span><text:span text:style-name="T11">name</text:span><text:span text:style-name="T7">&gt;</text:span></text:p>
      <text:p text:style-name="P20"><text:span text:style-name="T2"><text:tab/><text:tab/><text:tab/></text:span><text:span text:style-name="T7">&lt;</text:span><text:span text:style-name="T11">value</text:span><text:span text:style-name="T7">&gt;</text:span><text:span text:style-name="T2">/html/portlets/usermgt/edit_info/</text:span><text:span text:style-name="T7">&lt;/</text:span><text:span text:style-name="T11">value</text:span><text:span text:style-name="T7">&gt;</text:span></text:p>
      <text:p text:style-name="P20"><text:span text:style-name="T2"><text:tab/><text:tab/></text:span><text:span text:style-name="T7">&lt;/</text:span><text:span text:style-name="T11">init-param</text:span><text:span text:style-name="T7">&gt;</text:span></text:p>
      <text:p text:style-name="P20"><text:span text:style-name="T2"><text:tab/><text:tab/></text:span><text:span text:style-name="T7">&lt;</text:span><text:span text:style-name="T11">expiration-cache</text:span><text:span text:style-name="T7">&gt;</text:span><text:span text:style-name="T2">0</text:span><text:span text:style-name="T7">&lt;/</text:span><text:span text:style-name="T11">expiration-cache</text:span><text:span text:style-name="T7">&gt;</text:span></text:p>
      <text:p text:style-name="P20"><text:span text:style-name="T2"><text:tab/><text:tab/></text:span><text:span text:style-name="T7">&lt;</text:span><text:span text:style-name="T11">supports</text:span><text:span text:style-name="T7">&gt;</text:span></text:p>
      <text:p text:style-name="P20"><text:span text:style-name="T2"><text:tab/><text:tab/><text:tab/></text:span><text:span text:style-name="T7">&lt;</text:span><text:span text:style-name="T11">mime-type</text:span><text:span text:style-name="T7">&gt;</text:span><text:span text:style-name="T2">text/html</text:span><text:span text:style-name="T7">&lt;/</text:span><text:span text:style-name="T11">mime-type</text:span><text:span text:style-name="T7">&gt;</text:span></text:p>
      <text:p text:style-name="P20"><text:span text:style-name="T2"><text:tab/><text:tab/></text:span><text:span text:style-name="T7">&lt;/</text:span><text:span text:style-name="T11">supports</text:span><text:span text:style-name="T7">&gt;</text:span></text:p>
      <text:p text:style-name="P20"><text:span text:style-name="T2"><text:tab/><text:tab/></text:span><text:span text:style-name="T7">&lt;</text:span><text:span text:style-name="T11">resource-bundle</text:span><text:span text:style-name="T7">&gt;</text:span><text:span text:style-name="T3">content.Language_3</text:span><text:span text:style-name="T7">&lt;/</text:span><text:span text:style-name="T11">resource-bundle</text:span><text:span text:style-name="T7">&gt;</text:span></text:p>
      <text:p text:style-name="P20"><text:span text:style-name="T2"><text:tab/><text:tab/></text:span><text:span text:style-name="T7">&lt;</text:span><text:span text:style-name="T11">portlet-info</text:span><text:span text:style-name="T7">&gt;</text:span></text:p>
      <text:p text:style-name="P20"><text:span text:style-name="T2"><text:tab/><text:tab/><text:tab/></text:span><text:span text:style-name="T7">&lt;</text:span><text:span text:style-name="T11">title</text:span><text:span text:style-name="T7">&gt;</text:span><text:span text:style-name="T2">User Profile</text:span><text:span text:style-name="T7">&lt;/</text:span><text:span text:style-name="T11">title</text:span><text:span text:style-name="T7">&gt;</text:span></text:p>
      <text:p text:style-name="P20"><text:span text:style-name="T2"><text:tab/><text:tab/><text:tab/></text:span><text:span text:style-name="T7">&lt;</text:span><text:span text:style-name="T11">short-title</text:span><text:span text:style-name="T7">&gt;</text:span><text:span text:style-name="T2">User Profile</text:span><text:span text:style-name="T7">&lt;/</text:span><text:span text:style-name="T11">short-title</text:span><text:span text:style-name="T7">&gt;</text:span></text:p>
      <text:p text:style-name="P20"><text:span text:style-name="T2"><text:tab/><text:tab/><text:tab/></text:span><text:span text:style-name="T7">&lt;</text:span><text:span text:style-name="T11">keywords</text:span><text:span text:style-name="T7">&gt;</text:span><text:span text:style-name="T2">User Profile</text:span><text:span text:style-name="T7">&lt;/</text:span><text:span text:style-name="T11">keywords</text:span><text:span text:style-name="T7">&gt;</text:span></text:p>
      <text:p text:style-name="P20"><text:soft-page-break/><text:span text:style-name="T2"><text:tab/><text:tab/></text:span><text:span text:style-name="T7">&lt;/</text:span><text:span text:style-name="T11">portlet-info</text:span><text:span text:style-name="T7">&gt;</text:span></text:p>
      <text:p text:style-name="P20"><text:span text:style-name="T2"><text:tab/><text:tab/></text:span><text:span text:style-name="T7">&lt;</text:span><text:span text:style-name="T11">security-role-ref</text:span><text:span text:style-name="T7">&gt;</text:span></text:p>
      <text:p text:style-name="P20"><text:span text:style-name="T2"><text:tab/><text:tab/><text:tab/></text:span><text:span text:style-name="T7">&lt;</text:span><text:span text:style-name="T11">role-name</text:span><text:span text:style-name="T7">&gt;</text:span><text:span text:style-name="T2">administrator</text:span><text:span text:style-name="T7">&lt;/</text:span><text:span text:style-name="T11">role-name</text:span><text:span text:style-name="T7">&gt;</text:span></text:p>
      <text:p text:style-name="P20"><text:span text:style-name="T2"><text:tab/><text:tab/></text:span><text:span text:style-name="T7">&lt;/</text:span><text:span text:style-name="T11">security-role-ref</text:span><text:span text:style-name="T7">&gt;</text:span></text:p>
      <text:p text:style-name="P20"><text:span text:style-name="T2"><text:tab/><text:tab/></text:span><text:span text:style-name="T7">&lt;</text:span><text:span text:style-name="T11">security-role-ref</text:span><text:span text:style-name="T7">&gt;</text:span></text:p>
      <text:p text:style-name="P20"><text:span text:style-name="T2"><text:tab/><text:tab/><text:tab/></text:span><text:span text:style-name="T7">&lt;</text:span><text:span text:style-name="T11">role-name</text:span><text:span text:style-name="T7">&gt;</text:span><text:span text:style-name="T2">guest</text:span><text:span text:style-name="T7">&lt;/</text:span><text:span text:style-name="T11">role-name</text:span><text:span text:style-name="T7">&gt;</text:span></text:p>
      <text:p text:style-name="P20"><text:span text:style-name="T2"><text:tab/><text:tab/></text:span><text:span text:style-name="T7">&lt;/</text:span><text:span text:style-name="T11">security-role-ref</text:span><text:span text:style-name="T7">&gt;</text:span></text:p>
      <text:p text:style-name="P20"><text:span text:style-name="T2"><text:tab/><text:tab/></text:span><text:span text:style-name="T7">&lt;</text:span><text:span text:style-name="T11">security-role-ref</text:span><text:span text:style-name="T7">&gt;</text:span></text:p>
      <text:p text:style-name="P20"><text:span text:style-name="T2"><text:tab/><text:tab/><text:tab/></text:span><text:span text:style-name="T7">&lt;</text:span><text:span text:style-name="T11">role-name</text:span><text:span text:style-name="T7">&gt;</text:span><text:span text:style-name="T2">power-user</text:span><text:span text:style-name="T7">&lt;/</text:span><text:span text:style-name="T11">role-name</text:span><text:span text:style-name="T7">&gt;</text:span></text:p>
      <text:p text:style-name="P20"><text:span text:style-name="T2"><text:tab/><text:tab/></text:span><text:span text:style-name="T7">&lt;/</text:span><text:span text:style-name="T11">security-role-ref</text:span><text:span text:style-name="T7">&gt;</text:span></text:p>
      <text:p text:style-name="P20"><text:span text:style-name="T2"><text:tab/><text:tab/></text:span><text:span text:style-name="T7">&lt;</text:span><text:span text:style-name="T11">security-role-ref</text:span><text:span text:style-name="T7">&gt;</text:span></text:p>
      <text:p text:style-name="P20"><text:span text:style-name="T2"><text:tab/><text:tab/><text:tab/></text:span><text:span text:style-name="T7">&lt;</text:span><text:span text:style-name="T11">role-name</text:span><text:span text:style-name="T7">&gt;</text:span><text:span text:style-name="T2">user</text:span><text:span text:style-name="T7">&lt;/</text:span><text:span text:style-name="T11">role-name</text:span><text:span text:style-name="T7">&gt;</text:span></text:p>
      <text:p text:style-name="P20"><text:span text:style-name="T2"><text:tab/><text:tab/></text:span><text:span text:style-name="T7">&lt;/</text:span><text:span text:style-name="T11">security-role-ref</text:span><text:span text:style-name="T7">&gt;</text:span></text:p>
      <text:p text:style-name="P20"><text:span text:style-name="T2"><text:tab/></text:span><text:span text:style-name="T7">&lt;/</text:span><text:span text:style-name="T11">portlet</text:span><text:span text:style-name="T7">&gt;</text:span></text:p>
      <text:p text:style-name="P5"><text:span text:style-name="T14"/></text:p>
      <text:p text:style-name="P14">liferay-portlet.xml</text:p>
      <text:p text:style-name="P5"/>
      <text:p text:style-name="P5"><text:span text:style-name="T2"><text:tab/></text:span><text:span text:style-name="T14">&lt;</text:span><text:span text:style-name="T11">portlet</text:span><text:span text:style-name="T14">&gt;</text:span></text:p>
      <text:p text:style-name="P20"><text:span text:style-name="T2"><text:tab/><text:tab/></text:span><text:span text:style-name="T7">&lt;</text:span><text:span text:style-name="T11">portlet-name</text:span><text:span text:style-name="T7">&gt;</text:span><text:span text:style-name="T3">3</text:span><text:span text:style-name="T7">&lt;/</text:span><text:span text:style-name="T11">portlet-name</text:span><text:span text:style-name="T7">&gt;</text:span></text:p>
      <text:p text:style-name="P20"><text:span text:style-name="T2"><text:tab/><text:tab/></text:span><text:span text:style-name="T7">&lt;</text:span><text:span text:style-name="T11">icon</text:span><text:span text:style-name="T7">&gt;</text:span><text:span text:style-name="T3">/icon.png</text:span><text:span text:style-name="T7">&lt;/</text:span><text:span text:style-name="T11">icon</text:span><text:span text:style-name="T7">&gt;</text:span></text:p>
      <text:p text:style-name="P20"><text:span text:style-name="T2"><text:tab/><text:tab/></text:span><text:span text:style-name="T7">&lt;</text:span><text:span text:style-name="T11">header-portlet-css</text:span><text:span text:style-name="T7">&gt;</text:span><text:span text:style-name="T3">/css/main.css</text:span><text:span text:style-name="T7">&lt;/</text:span><text:span text:style-name="T11">header-portlet-css</text:span><text:span text:style-name="T7">&gt;</text:span></text:p>
      <text:p text:style-name="P20"><text:span text:style-name="T2"><text:tab/><text:tab/></text:span><text:span text:style-name="T7">&lt;</text:span><text:span text:style-name="T11">footer-portlet-javascript</text:span><text:span text:style-name="T7">&gt;</text:span></text:p>
      <text:p text:style-name="P20"><text:span text:style-name="T3"><text:tab/><text:tab/><text:tab/>/js/main.js</text:span></text:p>
      <text:p text:style-name="P20"><text:span text:style-name="T3"><text:tab/><text:tab/></text:span><text:span text:style-name="T7">&lt;/</text:span><text:span text:style-name="T11">footer-portlet-javascript</text:span><text:span text:style-name="T7">&gt;</text:span></text:p>
      <text:p text:style-name="P20"><text:span text:style-name="T2"><text:tab/><text:tab/></text:span><text:span text:style-name="T7">&lt;</text:span><text:span text:style-name="T11">css-class-wrapper</text:span><text:span text:style-name="T7">&gt;</text:span><text:span text:style-name="T2">3-opencps-usermgt-portlet</text:span><text:span text:style-name="T7">&lt;/</text:span><text:span text:style-name="T11">css-class-wrapper</text:span><text:span text:style-name="T7">&gt;</text:span></text:p>
      <text:p text:style-name="P20"><text:span text:style-name="T2"><text:tab/></text:span><text:span text:style-name="T7">&lt;/</text:span><text:span text:style-name="T11">portlet</text:span><text:span text:style-name="T7">&gt;</text:span></text:p>
      <text:p text:style-name="P5"/>
      <text:p text:style-name="P15">liferay-display.xml</text:p>
      <text:p text:style-name="P4"/>
      <text:p text:style-name="P17"><text:span text:style-name="T4"><text:tab/></text:span><text:span text:style-name="T8">&lt;</text:span><text:span text:style-name="T12">category</text:span><text:span text:style-name="T8"> </text:span><text:span text:style-name="T18">name</text:span><text:span text:style-name="T4">=</text:span><text:span text:style-name="T20">"org.opencps.backoffice"</text:span><text:span text:style-name="T8">&gt;</text:span></text:p>
      <text:p text:style-name="P20"><text:span text:style-name="T2"><text:tab/><text:tab/></text:span><text:span text:style-name="T7">&lt;</text:span><text:span text:style-name="T11">portlet</text:span><text:span text:style-name="T14"> </text:span><text:span text:style-name="T17">id</text:span><text:span text:style-name="T2">=</text:span><text:span text:style-name="T19">"3"</text:span><text:span text:style-name="T7">/&gt;</text:span></text:p>
      <text:p text:style-name="P4"><text:span text:style-name="T2"><text:tab/></text:span><text:span text:style-name="T14">&lt;/</text:span><text:span text:style-name="T11">category</text:span><text:span text:style-name="T14">&gt;</text:span>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Dang Khoa</meta:initial-creator>
    <meta:creation-date>2016-03-17T10:07:13.652187283</meta:creation-date>
    <dc:date>2016-03-19T14:59:10.719086417</dc:date>
    <dc:creator>Vu Dang Khoa</dc:creator>
    <meta:editing-duration>PT7H1M1S</meta:editing-duration>
    <meta:editing-cycles>15</meta:editing-cycles>
    <meta:generator>LibreOffice/5.1.1.3$Linux_X86_64 LibreOffice_project/89f508ef3ecebd2cfb8e1def0f0ba9a803b88a6d</meta:generator>
    <meta:document-statistic meta:table-count="0" meta:image-count="0" meta:object-count="0" meta:page-count="3" meta:paragraph-count="109" meta:word-count="153" meta:character-count="3016" meta:non-whitespace-character-count="2755"/>
  </office:meta>
</office:document-meta>
</file>